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3333"/>
      <style:text-properties fo:color="#000000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000099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0" style:family="table-cell" style:parent-style-name="Default">
      <style:text-properties fo:color="#ff0000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933" fo:font-weight="bold" style:font-weight-asian="bold" style:font-weight-complex="bold"/>
    </style:style>
    <style:style style:name="ce13" style:family="table-cell" style:parent-style-name="Default">
      <style:text-properties fo:color="#2a6099" fo:font-weight="bold" style:font-weight-asian="bold" style:font-weight-complex="bold"/>
    </style:style>
    <style:style style:name="ce14" style:family="table-cell" style:parent-style-name="Default">
      <style:text-properties style:font-name="Liberation Sans" style:font-name-asian="Arial Unicode MS" style:font-name-complex="Arial Unicode M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31" table:default-cell-style-name="Default"/>
        <table:table-row table:style-name="ro1">
          <table:table-cell table:style-name="Default"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pd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pd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15" office:value-type="string" calcext:value-type="string">
            <text:p>Extra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7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9 SHADOW_CLAW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8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9 FIRE_BLAST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8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4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4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STRENGTH, FLASH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</text:p>
          </table:table-cell>
          <table:table-cell table:style-name="ce14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Y, GUNK_SHOT, X_SCISSOR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CUT, FLASH, GUNK_SHO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CUT, FLASH, GUNK_SHOT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, GUNK_SHOT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CUT, FLASH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CUT, FL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CUT, FL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1 GUST ; 33 TELEPOR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CUT, FLASH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CUT, FLASH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</text:p>
          </table:table-cell>
          <table:table-cell table:style-name="ce14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DIG, MIMIC, DOUBLE_TEAM, REFLECT, BIDE, FIRE_BLAST, REST, SUBSTITUT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18 EMBER ; 23 LEER ; 30 TAKE_DOWN ; 39 AGILITY ; 50 FLAMETHROWER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DIG, MIMIC, DOUBLE_TEAM, REFLECT, BIDE, FIRE_BLAST, REST, SUBSTITUTE</text:p>
          </table:table-cell>
          <table:table-cell table:number-columns-repeated="2"/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PSYCHIC_M, MIMIC, DOUBLE_TEAM, BIDE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16 HYPNOSIS ; 19 WATER_GUN ; 31 BODY_SLAM ; 38 AMNESIA ; 45 HYDRO_PUMP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BUBBLEBEAM, ICE_BEAM, BLIZZARD, COUNTER, SEISMIC_TOSS, EARTHQUAKE, FISSURE, PSYCHIC_M, MIMIC, DOUBLE_TEAM, BIDE, METRONOME, REST, PSYWAVE, SUBSTITUTE, SURF, STRENGTH</text:p>
          </table:table-cell>
          <table:table-cell office:value-type="string" calcext:value-type="string">
            <text:p>EV_ITEM, WATER_STONE, 1, POLIWRATH</text:p>
          </table:table-cell>
          <table:table-cell office:value-type="string" calcext:value-type="string">
            <text:p>16 HYPNOSIS ; 19 WATER_GUN ; 33 BODY_SLAM ; 41 AMNESIA ; 49 HYDRO_PUMP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BUBBLEBEAM, ICE_BEAM, BLIZZARD, HYPER_BEAM, COUNTER, SEISMIC_TOSS, EARTHQUAKE, FISSURE, PSYCHIC_M, MIMIC, DOUBLE_TEAM, BIDE, METRONOME, REST, PSYWAVE, SUBSTITUTE, SURF, STRENGTH</text:p>
          </table:table-cell>
          <table:table-cell/>
          <table:table-cell office:value-type="string" calcext:value-type="string">
            <text:p>16 HYPNOSIS ; 19 WATER_GUN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olitoed</text:p>
          </table:table-cell>
          <table:table-cell table:number-columns-repeated="2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PSYCHIC_M, MIMIC, DOUBLE_TEAM, REFLECT, BIDE, METRONOME, REST, THUNDER_WAVE, PSYWAVE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DIG, PSYCHIC_M, MIMIC, DOUBLE_TEAM, REFLECT, BIDE, METRONOME, REST, THUNDER_WAVE, PSYWAVE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DIG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malakazam</text:p>
          </table:table-cell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20 LOW_KICK ; 25 LEER ; 32 FOCUS_ENERGY ; 39 SEISMIC_TOSS ; 46 SUBMISSION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EARTHQUAKE, FISSURE, DIG, MIMIC, DOUBLE_TEAM, BIDE, METRONOME, FIRE_BLAST, REST, ROCK_SLIDE, SUBSTITUTE, STRENGTH</text:p>
          </table:table-cell>
          <table:table-cell/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13 WRAP ; 15 POISONPOWDER ; 18 SLEEP_POWDER ; 21 STUN_SPORE ; 26 ACID ; 33 RAZOR_LEAF ; 42 SL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13 WRAP ; 15 POISONPOWDER ; 18 SLEEP_POWDER ; 23 STUN_SPORE ; 29 ACID ; 38 RAZOR_LEAF ; 49 SL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</text:p>
          </table:table-cell>
          <table:table-cell/>
          <table:table-cell office:value-type="string" calcext:value-type="string">
            <text:p>13 WRAP ; 15 POISONPOWDER ; 18 SLEEP_POWDER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GIGA_DRAIN, MIMIC, DOUBLE_TEAM, REFLECT, BIDE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7 SUPERSONIC ; 13 WRAP ; 18 POISON_STING ; 22 WATER_GUN ; 33 BARRIER ; 40 SCREECH ; 48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GIGA_DRAIN, MIMIC, DOUBLE_TEAM, REFLECT, BIDE, REST, SUBSTITUTE, CUT, SURF</text:p>
          </table:table-cell>
          <table:table-cell/>
          <table:table-cell office:value-type="string" calcext:value-type="string">
            <text:p>7 SUPERSONIC ; 13 WRAP ; 18 POISON_STING ; 22 WATER_GUN ; 35 BARRIER ; 43 SCREECH ; 50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11 DEFENSE_CURL ; 16 ROCK_THROW ; 21 SELFDESTRUCT ; 26 HARDEN ; 31 EARTHQUAKE ; 36 EXPLOSION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EARTHQUAKE, FISSURE, DIG, MIMIC, DOUBLE_TEAM, BIDE, METRONOME, SELFDESTRUCT, FIRE_BLAST, REST, EXPLOSION, ROCK_SLIDE, SUBSTITUTE, STRENGTH</text:p>
          </table:table-cell>
          <table:table-cell/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FIRE_BLAST, REST, SUBSTITUT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32 STOMP ; 35 GROWL ; 39 FIRE_SPIN ; 43 TAKE_DOWN ; 48 AGILITY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32 STOMP ; 35 GROWL ; 39 FIRE_SPIN ; 47 TAKE_DOWN ; 55 AGILITY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FIRE_BLAST, REST, THUNDER_WAVE, PSYWAVE, SUBSTITUTE, SURF, STRENGTH, FLASH</text:p>
          </table:table-cell>
          <table:table-cell office:value-type="string" calcext:value-type="string">
            <text:p>EV_LEVEL, 37, SLOWBRO</text:p>
          </table:table-cell>
          <table:table-cell office:value-type="string" calcext:value-type="string">
            <text:p>18 DISABLE ; 22 HEADBUTT ; 27 GROWL ; 33 WATER_GUN ; 40 AMNESIA ; 48 PSYCHIC_M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EARTHQUAKE, FISSURE, DIG, PSYCHIC_M, MIMIC, DOUBLE_TEAM, REFLECT, BIDE, FIRE_BLAST, REST, THUNDER_WAVE, PSYWAVE, SUBSTITUTE, SURF, STRENGTH, FLASH</text:p>
          </table:table-cell>
          <table:table-cell/>
          <table:table-cell office:value-type="string" calcext:value-type="string">
            <text:p>18 DISABLE ; 22 HEADBUTT ; 27 GROWL ; 33 WATER_GUN ; 37 DEFENSE_CURL ; 44 AMNESIA ; 55 PSYCHIC_M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slowbro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slowking</text:p>
          </table:table-cell>
          <table:table-cell table:number-columns-repeated="2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THUNDERBOLT, THUNDER, MIMIC, DOUBLE_TEAM, REFLECT, BIDE, REST, THUNDER_WAVE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21 SONICBOOM ; 25 THUNDERSHOCK ; 29 SUPERSONIC ; 35 THUNDER_WAVE ; 41 SWIFT ; 47 SCREECH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21 SONICBOOM ; 25 THUNDERSHOCK ; 29 SUPERSONIC ; 38 THUNDER_WAVE ; 46 SWIFT ; 54 SCREECH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magnezone</text:p>
          </table:table-cell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REST, SUBSTITUTE, CUT, FLY</text:p>
          </table:table-cell>
          <table:table-cell/>
          <table:table-cell office:value-type="string" calcext:value-type="string">
            <text:p>7 LEER ; 15 FURY_ATTACK ; 23 SWORDS_DANCE ; 31 AGILITY ; 39 SLASH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20 GROWL ; 24 FURY_ATTACK ; 30 DRILL_PECK ; 44 AGILITY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REST, SUBSTITUTE, FLY</text:p>
          </table:table-cell>
          <table:table-cell/>
          <table:table-cell office:value-type="string" calcext:value-type="string">
            <text:p>20 GROWL ; 24 FURY_ATTACK ; 30 DRILL_PECK ; 51 AGILITY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0 GROWL ; 35 AURORA_BEAM ; 40 REST ; 45 TAKE_DOWN ; 50 ICE_BEAM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0 GROWL ; 35 AURORA_BEAM ; 44 REST ; 50 TAKE_DOWN ; 56 ICE_BEAM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MIMIC, DOUBLE_TEAM, BIDE, SELFDESTRUCT, FIRE_BLAST, REST, EXPLOSION, SUBSTITUT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30 POISON_GAS ; 33 MINIMIZE ; 37 SLUDGE ; 42 HARDEN ; 48 SCREECH ; 55 ACID_ARMOR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HYPER_BEAM, GIGA_DRAIN, THUNDERBOLT, THUNDER, MIMIC, DOUBLE_TEAM, BIDE, SELFDESTRUCT, FIRE_BLAST, REST, EXPLOSION, SUBSTITUTE</text:p>
          </table:table-cell>
          <table:table-cell/>
          <table:table-cell office:value-type="string" calcext:value-type="string">
            <text:p>30 POISON_GAS ; 33 MINIMIZE ; 37 SLUDGE ; 45 HARDEN ; 53 SCREECH ; 60 ACID_ARMOR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SELFDESTRUC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18 SUPERSONIC ; 23 CLAMP ; 30 AURORA_BEAM ; 39 LEER ; 50 ICE_BEAM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SELFDESTRUCT, REST, EXPLOSION, SUBSTITUTE, SURF</text:p>
          </table:table-cell>
          <table:table-cell/>
          <table:table-cell office:value-type="string" calcext:value-type="string">
            <text:p>50 SPIKE_CANNO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REST, PSYWAVE, EXPLOSION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27 HYPNOSIS ; 35 DREAM_EATER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REST, PSYWAVE, EXPLOSION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GIGA_DRAIN, THUNDERBOLT, THUNDER, PSYCHIC_M, MIMIC, DOUBLE_TEAM, BIDE, METRONOME, SELFDESTRUCT, REST, PSYWAVE, EXPLOSION, SUBSTITUTE, STRENGTH</text:p>
          </table:table-cell>
          <table:table-cell/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mgengar</text:p>
          </table:table-cell>
          <table:table-cell table:number-columns-repeated="2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EARTHQUAKE, FISSURE, DIG, MIMIC, DOUBLE_TEAM, BIDE, SELFDESTRUCT, REST, EXPLOSION, ROCK_SLIDE, SUBSTITUTE, STRENGTH</text:p>
          </table:table-cell>
          <table:table-cell/>
          <table:table-cell office:value-type="string" calcext:value-type="string">
            <text:p>15 BIND ; 19 ROCK_THROW ; 33 SLAM ; 43 HARDEN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eelix</text:p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msteelix</text:p>
          </table:table-cell>
          <table:table-cell table:number-columns-repeated="2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PSYCHIC_M, MIMIC, DOUBLE_TEAM, REFLECT, BIDE, METRONOME, REST, THUNDER_WAVE, PSYWAVE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12 DISABLE ; 17 CONFUSION ; 24 HEADBUTT ; 29 POISON_GAS ; 32 PSYCHIC_M ; 37 MEDITATE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2 DISABLE ; 17 CONFUSION ; 24 HEADBUTT ; 33 POISON_GAS ; 37 PSYCHIC_M ; 43 MEDITATE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MIMIC, DOUBLE_TEAM, BIDE, REST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25 GUILLOTINE ; 30 STOMP ; 35 CRABHAMMER ; 40 HARDEN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MIMIC, DOUBLE_TEAM, BIDE, REST, SUBSTITUTE, CUT, SURF, STRENGTH</text:p>
          </table:table-cell>
          <table:table-cell/>
          <table:table-cell office:value-type="string" calcext:value-type="string">
            <text:p>25 GUILLOTINE ; 34 STOMP ; 42 CRABHAMMER ; 49 HARDEN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17 SONICBOOM ; 22 SELFDESTRUCT ; 29 LIGHT_SCREEN ; 36 SWIFT ; 43 EXPLOSION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17 SONICBOOM ; 22 SELFDESTRUCT ; 29 LIGHT_SCREEN ; 40 SWIFT ; 50 EXPLOSION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PSYCHIC_M, MIMIC, DOUBLE_TEAM, REFLECT, BIDE, SELFDESTRUCT, REST, PSYWAVE, EXPLOSION, SUBSTITUT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25 REFLECT ; 28 LEECH_SEED ; 32 STUN_SPORE ; 37 POISONPOWDER ; 42 SOLARBEAM ; 48 SLEEP_POWDER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GIGA_DRAIN, PSYCHIC_M, MIMIC, DOUBLE_TEAM, REFLECT, BIDE, SELFDESTRUCT, REST, PSYWAVE, EXPLOSION, SUBSTITUTE, STRENGTH</text:p>
          </table:table-cell>
          <table:table-cell/>
          <table:table-cell office:value-type="string" calcext:value-type="string">
            <text:p>28 STOMP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COUNTER, SEISMIC_TOSS, EARTHQUAKE, FISSURE, DIG, MIMIC, DOUBLE_TEAM, BIDE, FIRE_BLAST, REST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10 BONE_CLUB ; 18 HEADBUTT ; 25 LEER ; 31 FOCUS_ENERGY ; 38 THRASH ; 43 BONEMERANG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EARTHQUAKE, FISSURE, DIG, MIMIC, DOUBLE_TEAM, BIDE, FIRE_BLAST, REST, SUBSTITUTE, STRENGTH</text:p>
          </table:table-cell>
          <table:table-cell/>
          <table:table-cell office:value-type="string" calcext:value-type="string">
            <text:p>10 BONE_CLUB ; 18 HEADBUTT ; 25 LEER ; 33 FOCUS_ENERGY ; 41 THRASH ; 48 BONEMERANG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tyrogue</text:p>
          </table:table-cell>
          <table:table-cell table:number-columns-repeated="29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MIMIC, DOUBLE_TEAM, BIDE, METRONOME, REST, SUBSTITUTE, STRENGTH</text:p>
          </table:table-cell>
          <table:table-cell/>
          <table:table-cell office:value-type="string" calcext:value-type="string">
            <text:p>33 ROLLING_KICK ; 38 JUMP_KICK ; 43 FOCUS_ENERGY ; 48 HI_JUMP_KICK ; 53 SPLASH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MIMIC, DOUBLE_TEAM, BIDE, METRONOME, REST, SUBSTITUTE, STRENGTH</text:p>
          </table:table-cell>
          <table:table-cell/>
          <table:table-cell office:value-type="string" calcext:value-type="string">
            <text:p>33 FIRE_PUNCH ; 38 ICE_PUNCH ; 43 THUNDERPUNCH ; 48 MEGA_PUNCH ; 53 COUNTER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hitmontop</text:p>
          </table:table-cell>
          <table:table-cell table:number-columns-repeated="2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TOXIC, BODY_SLAM, DOUBLE_EDGE, BUBBLEBEAM, ICE_BEAM, BLIZZARD, HYPER_BEAM, COUNTER, SEISMIC_TOSS, THUNDERBOLT, THUNDER, EARTHQUAKE, FISSURE, MIMIC, DOUBLE_TEAM, BIDE, FIRE_BLAST, REST, SUBSTITUTE, CUT, SURF, STRENGTH</text:p>
          </table:table-cell>
          <table:table-cell/>
          <table:table-cell office:value-type="string" calcext:value-type="string">
            <text:p>7 STOMP ; 15 DISABLE ; 23 DEFENSE_CURL ; 31 SLAM ; 39 SCREECH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lickilicky</text:p>
          </table:table-cell>
          <table:table-cell table:number-columns-repeated="2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BIDE, SELFDESTRUCT, FIRE_BLAST, REST, EXPLOSION, SUBSTITUT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2 SLUDGE ; 37 SMOKESCREEN ; 40 SELFDESTRUCT ; 45 HAZE ; 48 EXPLOSI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BIDE, SELFDESTRUCT, FIRE_BLAST, REST, EXPLOSION, SUBSTITUTE</text:p>
          </table:table-cell>
          <table:table-cell/>
          <table:table-cell office:value-type="string" calcext:value-type="string">
            <text:p>32 SLUDGE ; 39 SMOKESCREEN ; 43 SELFDESTRUCT ; 49 HAZE ; 53 EXPLOSI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30 STOMP ; 40 FURY_ATTACK ; 45 HORN_DRILL ; 50 LEER ; 55 TAKE_DOW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DIG, MIMIC, DOUBLE_TEAM, BIDE, FIRE_BLAST, REST, ROCK_SLIDE, SUBSTITUTE, SURF, STRENGTH</text:p>
          </table:table-cell>
          <table:table-cell/>
          <table:table-cell office:value-type="string" calcext:value-type="string">
            <text:p>30 STOMP ; 40 FURY_ATTACK ; 48 HORN_DRILL ; 55 LEER ; 64 TAKE_DOW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hyperior</text:p>
          </table:table-cell>
          <table:table-cell table:number-columns-repeated="29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happiny</text:p>
          </table:table-cell>
          <table:table-cell table:number-columns-repeated="29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5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FIRE_BLAST, REST, THUNDER_WAVE, PSYWAVE, SUBSTITUTE, STRENGTH, FLASH</text:p>
          </table:table-cell>
          <table:table-cell/>
          <table:table-cell office:value-type="string" calcext:value-type="string">
            <text:p>24 SING ; 30 GROWL ; 38 MINIMIZE ; 44 DEFENSE_CURL ; 48 LIGHT_SCREEN ; 54 DOUBLE_EDGE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blissey</text:p>
          </table:table-cell>
          <table:table-cell table:number-columns-repeated="2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BIDE, REST, SUBSTITUTE, CUT</text:p>
          </table:table-cell>
          <table:table-cell/>
          <table:table-cell office:value-type="string" calcext:value-type="string">
            <text:p>24 BIND ; 27 ABSORB ; 29 VINE_WHIP ; 32 POISONPOWDER ; 36 STUN_SPORE ; 39 SLEEP_POWDER ; 45 SLAM ; 48 GROWTH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tangrowth</text:p>
          </table:table-cell>
          <table:table-cell table:number-columns-repeated="2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MIMIC, DOUBLE_TEAM, BIDE, FIRE_BLAST, REST, ROCK_SLIDE, SUBSTITUTE, SURF, STRENGTH</text:p>
          </table:table-cell>
          <table:table-cell/>
          <table:table-cell office:value-type="string" calcext:value-type="string">
            <text:p>26 BITE ; 36 MEGA_PUNCH ; 41 LEER ; 46 DIZZY_PUNCH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mkangaskan</text:p>
          </table:table-cell>
          <table:table-cell table:number-columns-repeated="2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19 SMOKESCREEN ; 24 LEER ; 30 WATER_GUN ; 37 AGILITY ; 4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MOKESCREEN ; 24 LEER ; 30 WATER_GUN ; 41 AGILITY ; 5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kingdra</text:p>
          </table:table-cell>
          <table:table-cell table:number-columns-repeated="2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19 SUPERSONIC ; 24 HORN_ATTACK ; 30 FURY_ATTACK ; 37 WATERFALL ; 45 HORN_DRILL ; 54 AGILITY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UPERSONIC ; 24 HORN_ATTACK ; 30 FURY_ATTACK ; 39 WATERFALL ; 48 HORN_DRILL ; 54 AGILITY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THUNDERBOLT, THUNDER, PSYCHIC_M, MIMIC, DOUBLE_TEAM, REFLECT, BIDE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17 WATER_GUN ; 22 HARDEN ; 27 RECOVER ; 32 SWIFT ; 37 MINIMIZE ; 42 LIGHT_SCREEN ; 47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THUNDERBOLT, THUNDER, PSYCHIC_M, MIMIC, DOUBLE_TEAM, REFLECT, BIDE, REST, THUNDER_WAVE, PSYWAVE, SUBSTITUTE, SURF, FLASH</text:p>
          </table:table-cell>
          <table:table-cell table:number-columns-repeated="2"/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mimejr</text:p>
          </table:table-cell>
          <table:table-cell table:number-columns-repeated="29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5 CONFUSION ; 23 LIGHT_SCREEN ; 39 MEDITATE ; 47 SUBSTITUTE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4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MIMIC, DOUBLE_TEAM, BIDE, REST, SUBSTITUTE, CUT</text:p>
          </table:table-cell>
          <table:table-cell/>
          <table:table-cell office:value-type="string" calcext:value-type="string">
            <text:p>17 LEER ; 20 FOCUS_ENERGY ; 24 DOUBLE_TEAM ; 29 SLASH ; 35 SWORDS_DANCE ; 42 AGILITY ; 50 WING_ATTACK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scizor</text:p>
          </table:table-cell>
          <table:table-cell table:number-columns-repeated="29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mscizor</text:p>
          </table:table-cell>
          <table:table-cell table:number-columns-repeated="29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kleavor</text:p>
          </table:table-cell>
          <table:table-cell table:number-columns-repeated="29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smoochoom</text:p>
          </table:table-cell>
          <table:table-cell table:number-columns-repeated="29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PSYCHIC_M, MIMIC, DOUBLE_TEAM, REFLECT, BIDE, METRONOME, REST, PSYWAVE, SUBSTITUTE</text:p>
          </table:table-cell>
          <table:table-cell/>
          <table:table-cell office:value-type="string" calcext:value-type="string">
            <text:p>18 LICK ; 31 ICE_PUNCH ; 39 BODY_SLAM ; 47 THRASH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elekid</text:p>
          </table:table-cell>
          <table:table-cell table:number-columns-repeated="29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5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STRENGTH, FLASH</text:p>
          </table:table-cell>
          <table:table-cell/>
          <table:table-cell office:value-type="string" calcext:value-type="string">
            <text:p>34 THUNDERSHOCK ; 37 SCREECH ; 42 THUNDERPUNCH ; 49 LIGHT_SCREEN ; 54 THUNDER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electivire</text:p>
          </table:table-cell>
          <table:table-cell table:number-columns-repeated="29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magby</text:p>
          </table:table-cell>
          <table:table-cell table:number-columns-repeated="29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5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BIDE, METRONOME, FIRE_BLAST, REST, PSYWAVE, SUBSTITUTE, STRENGTH</text:p>
          </table:table-cell>
          <table:table-cell/>
          <table:table-cell office:value-type="string" calcext:value-type="string">
            <text:p>36 LEER ; 39 CONFUSE_RAY ; 43 FIRE_PUNCH ; 48 SMOKESCREEN ; 52 SMOG ; 55 FLAMETHROWER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magmortar</text:p>
          </table:table-cell>
          <table:table-cell table:number-columns-repeated="29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MIMIC, DOUBLE_TEAM, BIDE, REST, SUBSTITUTE, CUT, STRENGTH</text:p>
          </table:table-cell>
          <table:table-cell/>
          <table:table-cell office:value-type="string" calcext:value-type="string">
            <text:p>21 BIND ; 25 SEISMIC_TOSS ; 30 GUILLOTINE ; 36 FOCUS_ENERGY ; 43 HARDEN ; 49 SLASH ; 54 SWORDS_DANC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mpinsir</text:p>
          </table:table-cell>
          <table:table-cell table:number-columns-repeated="2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ICE_BEAM, BLIZZARD, HYPER_BEAM, THUNDERBOLT, THUNDER, EARTHQUAKE, FISSURE, MIMIC, DOUBLE_TEAM, BIDE, FIRE_BLAST, REST, SUBSTITUTE, STRENGTH</text:p>
          </table:table-cell>
          <table:table-cell/>
          <table:table-cell office:value-type="string" calcext:value-type="string">
            <text:p>21 STOMP ; 35 LEER ; 51 TAKE_DOW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SUBSTITUTE, SURF, STRENGTH</text:p>
          </table:table-cell>
          <table:table-cell/>
          <table:table-cell office:value-type="string" calcext:value-type="string">
            <text:p>20 BITE ; 25 DRAGON_RAGE ; 32 LEER ; 41 HYDRO_PUMP ; 52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mgyarados</text:p>
          </table:table-cell>
          <table:table-cell table:number-columns-repeated="2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PSYCHIC_M, MIMIC, DOUBLE_TEAM, REFLECT, BIDE, REST, PSYWAVE, SUBSTITUTE, SURF, STRENGTH</text:p>
          </table:table-cell>
          <table:table-cell/>
          <table:table-cell office:value-type="string" calcext:value-type="string">
            <text:p>16 SING ; 20 MIST ; 25 BODY_SLAM ; 31 CONFUSE_RAY ; 38 ICE_BEAM ; 46 HYDRO_PUMP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</text:p>
          </table:table-cell>
          <table:table-cell office:value-type="string" calcext:value-type="string">
            <text:p>EV_ITEM, FIRE_STONE, 1, FLAREON ; EV_ITEM, THUNDER_STONE, 1, JOLTEON ; EV_ITEM, WATER_STONE, 1, VAPOREON</text:p>
          </table:table-cell>
          <table:table-cell office:value-type="string" calcext:value-type="string">
            <text:p>8 SAND_ATTACK ; 16 GROWL ; 23 QUICK_ATTACK ; 30 BITE ; 36 FOCUS_ENERGY ; 42 TAKE_DOWN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REFLECT, BIDE, REST, SUBSTITUTE, SURF</text:p>
          </table:table-cell>
          <table:table-cell/>
          <table:table-cell office:value-type="string" calcext:value-type="string">
            <text:p>8 SAND_ATTACK ; 16 WATER_GUN ; 23 QUICK_ATTACK ; 30 BITE ; 36 AURORA_BEAM ; 42 HAZE ; 42 MIST ; 47 ACID_ARMOR ; 52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-ible in water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8 SAND_ATTACK ; 16 THUNDERSHOCK ; 23 QUICK_ATTACK ; 30 DOUBLE_KICK ; 36 PIN_MISSILE ; 42 THUNDER_WAVE ; 47 AGILITY ; 52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8 SAND_ATTACK ; 16 EMBER ; 23 QUICK_ATTACK ; 30 BITE ; 36 FIRE_SPIN ; 42 SMOG ; 47 LEER ; 52 FLAMETHROWER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espeon</text:p>
          </table:table-cell>
          <table:table-cell table:number-columns-repeated="29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umbreon</text:p>
          </table:table-cell>
          <table:table-cell table:number-columns-repeated="29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leafeon</text:p>
          </table:table-cell>
          <table:table-cell table:number-columns-repeated="29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glaceon</text:p>
          </table:table-cell>
          <table:table-cell table:number-columns-repeated="29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sylveon</text:p>
          </table:table-cell>
          <table:table-cell table:number-columns-repeated="29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5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UBSTITUTE, FLASH</text:p>
          </table:table-cell>
          <table:table-cell/>
          <table:table-cell office:value-type="string" calcext:value-type="string">
            <text:p>23 PSYBEAM ; 31 RECOVER ; 34 AGILITY ; 38 TRI_ATTACK ; 40 SHOCK_WAVE ; 44 ZAP_CANNON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The only #MON people anticipate can fly into space. None has managed the feat yet, however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porygon2</text:p>
          </table:table-cell>
          <table:table-cell table:number-columns-repeated="29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porygonz</text:p>
          </table:table-cell>
          <table:table-cell table:number-columns-repeated="2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34 HORN_ATTACK ; 39 LEER ; 46 SPIKE_CANNON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MIMIC, DOUBLE_TEAM, REFLECT, BIDE, REST, SUBSTITUTE, SURF</text:p>
          </table:table-cell>
          <table:table-cell/>
          <table:table-cell office:value-type="string" calcext:value-type="string">
            <text:p>34 HORN_ATTACK ; 39 LEER ; 44 SPIKE_CANNON ; 49 HYDRO_PUMP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34 ABSORB ; 39 SLASH ; 44 LEER ; 49 HYDRO_PUMP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MIMIC, DOUBLE_TEAM, REFLECT, BIDE, REST, SUBSTITUTE, CUT, SURF</text:p>
          </table:table-cell>
          <table:table-cell/>
          <table:table-cell office:value-type="string" calcext:value-type="string">
            <text:p>34 ABSORB ; 39 SLASH ; 46 LEER ; 53 HYDRO_PUMP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33 SUPERSONIC ; 38 BITE ; 45 TAKE_DOWN ; 54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maerodatyl</text:p>
          </table:table-cell>
          <table:table-cell table:number-columns-repeated="29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munchlax</text:p>
          </table:table-cell>
          <table:table-cell table:number-columns-repeated="29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PSYCHIC_M, MIMIC, DOUBLE_TEAM, REFLECT, BIDE, METRONOME, SELFDESTRUCT, FIRE_BLAST, REST, PSYWAVE, ROCK_SLIDE, SUBSTITUTE, SURF, STRENGTH</text:p>
          </table:table-cell>
          <table:table-cell/>
          <table:table-cell office:value-type="string" calcext:value-type="string">
            <text:p>35 BODY_SLAM ; 41 HARDEN ; 48 DOUBLE_EDGE ; 56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REST, SUBSTITUTE, FLY</text:p>
          </table:table-cell>
          <table:table-cell/>
          <table:table-cell office:value-type="string" calcext:value-type="string">
            <text:p>51 BLIZZARD ; 55 AGILITY ; 60 MIST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REST, THUNDER_WAVE, SUBSTITUTE, FLY, FLASH</text:p>
          </table:table-cell>
          <table:table-cell/>
          <table:table-cell office:value-type="string" calcext:value-type="string">
            <text:p>51 THUNDER ; 55 AGILITY ; 60 LIGHT_SCREEN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51 LEER ; 55 AGILITY ; 60 DRILL_PECK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10 THUNDER_WAVE ; 20 AGILITY ; 30 SLAM ; 40 DRAGON_RAGE ; 50 HYPER_BEAM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10 THUNDER_WAVE ; 20 AGILITY ; 35 SLAM ; 45 DRAGON_RAGE ; 55 HYPER_BEAM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THUNDER_WAVE, SUBSTITUTE, SURF, STRENGTH</text:p>
          </table:table-cell>
          <table:table-cell/>
          <table:table-cell office:value-type="string" calcext:value-type="string">
            <text:p>10 THUNDER_WAVE ; 20 AGILITY ; 35 SLAM ; 45 DRAGON_RAGE ; 60 HYPER_BEAM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5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SELFDESTRUCT, FIRE_BLAST, REST, THUNDER_WAVE, PSYWAVE, SUBSTITUTE, STRENGTH, FLASH</text:p>
          </table:table-cell>
          <table:table-cell/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-ferent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mewtwox</text:p>
          </table:table-cell>
          <table:table-cell table:number-columns-repeated="29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mmewtwoy</text:p>
          </table:table-cell>
          <table:table-cell table:number-columns-repeated="2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POUND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</text:p>
          </table:table-cell>
          <table:table-cell/>
          <table:table-cell office:value-type="string" calcext:value-type="string">
            <text:p>10 TRANSFORM ; 20 MEGA_PUNCH ; 30 METRONOME ; 40 PSYCHIC_M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venustoise</text:p>
          </table:table-cell>
          <table:table-cell table:number-columns-repeated="29"/>
        </table:table-row>
        <table:table-row table:style-name="ro1">
          <table:table-cell table:style-name="Default"/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string" calcext:value-type="string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SEISMIC_TOSS, STOMP, LIGHT_SCREEN, REFLECT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BUBBLEBEAM, ICE_BEAM, BLIZZARD, HYPER_BEAM, COUNTER, SEISMIC_TOSS, GIGA_DRAIN, THUNDERBOLT, THUNDER, EARTHQUAKE, FISSURE, PSYCHIC_M, MIMIC, DOUBLE_TEAM, REFLECT, BIDE, METRONOME, FIRE_BLAST, REST, THUNDER_WAVE, PSYWAVE, ROCK_SLIDE, SUBSTITUTE, CUT, SURF, STRENGTH, FLASH</text:p>
          </table:table-cell>
          <table:table-cell/>
          <table:table-cell office:value-type="string" calcext:value-type="string">
            <text:p>10 MIST ; 20 EARTHQUAKE ; 30 SONICBOOM ; 40 QUICK_ATTACK ; 50 REST ; 60 FLY ; 70 RECOVER ; 80 HYPER_BEAM ; 90 EXPLOSION ; 100 SPLASH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00/00/0000</text:date>, <text:time style:data-style-name="N2" text:time-value="16:49:25.652353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5-15T16:12:57.301755494</dc:date>
    <dc:creator>Michael </dc:creator>
    <meta:editing-duration>P18DT5H47M35S</meta:editing-duration>
    <meta:editing-cycles>131</meta:editing-cycles>
    <meta:document-statistic meta:table-count="1" meta:cell-count="4105" meta:object-count="0"/>
  </office:meta>
</office:document-meta>
</file>